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font-name="Monaco1" fo:font-size="9pt" style:font-size-asian="9pt" style:font-size-complex="9pt"/>
    </style:style>
    <style:style style:name="P6" style:family="paragraph" style:parent-style-name="Standard">
      <style:text-properties style:font-name="Optima1" fo:font-size="10pt" style:font-size-asian="10pt" style:font-size-complex="10pt"/>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99pt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List">
      <style:text-properties style:font-name="Optima1" fo:font-size="10pt" style:font-size-asian="10pt" style:font-size-complex="10pt"/>
    </style:style>
    <style:style style:name="P11" style:family="paragraph" style:parent-style-name="Standard">
      <style:paragraph-properties fo:break-before="page"/>
    </style:style>
    <style:style style:name="P12" style:family="paragraph" style:parent-style-name="Standard" style:master-page-name="Index">
      <style:paragraph-properties style:page-number="auto"/>
    </style:style>
    <style:style style:name="P13" style:family="paragraph" style:parent-style-name="List">
      <style:text-properties style:font-name="Optima1" fo:font-size="10pt" style:font-size-asian="10pt" style:font-size-complex="10pt"/>
    </style:style>
    <style:style style:name="P14" style:family="paragraph" style:parent-style-name="Heading_20_1" style:master-page-name="Standard">
      <style:paragraph-properties style:page-number="auto"/>
    </style:style>
    <style:style style:name="P15" style:family="paragraph" style:parent-style-name="Heading_20_1">
      <style:paragraph-properties fo:break-before="page"/>
    </style:style>
    <style:style style:name="P16" style:family="paragraph" style:parent-style-name="Contents_20_1">
      <style:paragraph-properties>
        <style:tab-stops>
          <style:tab-stop style:position="0cm"/>
          <style:tab-stop style:position="3cm"/>
        </style:tab-stops>
      </style:paragraph-properties>
    </style:style>
    <style:style style:name="P17" style:family="paragraph" style:parent-style-name="Contents_20_2">
      <style:paragraph-properties>
        <style:tab-stops>
          <style:tab-stop style:position="0cm"/>
        </style:tab-stops>
      </style:paragraph-properties>
    </style:style>
    <style:style style:name="P18" style:family="paragraph" style:parent-style-name="Heading_20_TOC" style:master-page-name="Index">
      <style:paragraph-properties style:page-number="1"/>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Monaco1" fo:font-size="9pt" style:font-size-asian="9pt" style:font-size-complex="9pt"/>
    </style:style>
    <style:style style:name="T4" style:family="text">
      <style:text-properties style:font-name="Monaco1" fo:font-size="8pt" style:font-size-asian="8pt" style:font-size-complex="8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officeooo:rsid="000ea75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3"><draw:frame draw:style-name="fr1" draw:name="graphics1" text:anchor-type="paragraph" svg:x="1.109cm" svg:y="0.36cm" svg:width="7.65cm" svg:height="4.189cm" draw:z-index="1"><draw:image xlink:href="../sogo.png" xlink:type="simple" xlink:show="embed" xlink:actuate="onLoad"/></draw:frame></text:p>
      <text:p text:style-name="P3"/>
      <text:p text:style-name="P3"/>
      <text:p text:style-name="P3"/>
      <text:p text:style-name="P3"/>
      <text:p text:style-name="P7"/>
      <text:p text:style-name="P9">Version 2.0.3</text:p>
      <text:p text:style-name="P8">Mozilla Thunderbird Configuration Guide</text:p>
      <text:p text:style-name="P3"/>
      <text:p text:style-name="P12">Copyright © <text:s/>2009-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2.0.3 – December 2012</text:p>
      <text:p text:style-name="Standard"/>
      <text:p text:style-name="Standard"/>
      <text:p text:style-name="P4"><draw:frame draw:style-name="fr2" draw:name="graphics3" text:anchor-type="as-char" svg:y="0cm" svg:width="8.814cm" svg:height="1.882cm" draw:z-index="0"><draw:image xlink:href="../inverse.jpg" xlink:type="simple" xlink:show="embed" xlink:actuate="onLoad"/></draw:frame></text:p>
      <text:p text:style-name="P18">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6">Chapter 1<text:tab/>About this Guide <text:s text:c="2"/><text:tab/>2</text:p>
          <text:p text:style-name="P16">Chapter 2<text:tab/>Introduction <text:s text:c="2"/><text:tab/>3</text:p>
          <text:p text:style-name="P16">Chapter 3<text:tab/>Installation <text:s text:c="2"/><text:tab/>4</text:p>
          <text:p text:style-name="P17">Mozilla Thunderbird <text:s text:c="2"/><text:tab/>4</text:p>
          <text:p text:style-name="P17">Mozilla Lightning <text:s text:c="2"/><text:tab/>4</text:p>
          <text:p text:style-name="P17">SOGo Connector and SOGo Integrator <text:s text:c="2"/><text:tab/>5</text:p>
          <text:p text:style-name="P16">Chapter 4<text:tab/>SOGo Integrator Customization <text:s text:c="2"/><text:tab/>6</text:p>
          <text:p text:style-name="P17">Customization <text:s text:c="2"/><text:tab/>6</text:p>
          <text:p text:style-name="P16">Chapter 5<text:tab/>SOGo Update Server <text:s text:c="2"/><text:tab/>8</text:p>
          <text:p text:style-name="P17">Installation <text:s text:c="2"/><text:tab/>8</text:p>
          <text:p text:style-name="P17">Configuration <text:s text:c="2"/><text:tab/>8</text:p>
          <text:p text:style-name="P16">Chapter 6<text:tab/>Additional Information <text:s text:c="2"/><text:tab/>11</text:p>
          <text:p text:style-name="P16">Chapter 7<text:tab/>Commercial Support and Contact Information <text:s text:c="2"/><text:tab/>12</text:p>
        </text:index-body>
      </text:table-of-content>
      <text:p text:style-name="Standard"/>
      <text:h text:style-name="P14" text:outline-level="1">About this Guide</text:h>
      <text:p text:style-name="Standard">This guide will walk you through the installation and configuration of Mozilla Thunderbird and its associated extensions so it can be used with the SOGo solution.</text:p>
      <text:p text:style-name="Standard">The instructions are based on version 2.0.3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5"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is the official front end client of SOGo.</text:p>
      <text:p text:style-name="Standard">Mozilla Thunderbird version 2, 3.1, 10 ESR (Extended Support Release) and 17 ESR are supported but it is recommend to use the version 17 ESR of Thunderbird.</text:p>
      <text:p text:style-name="Standard">In order to download and install Mozilla Thunderbird, please visit :</text:p>
      <text:p text:style-name="Standard"><text:a xlink:type="simple" xlink:href="https://www.mozilla.org/en-US/thunderbird/organizations/all-esr.html">https://www.mozilla.org/en-US/thunderbird/organizations/all-esr.html</text:a></text:p>
      <text:p text:style-name="P2"/>
      <text:h text:style-name="Heading_20_2" text:outline-level="2">Mozilla Lightning</text:h>
      <text:p text:style-name="Standard">When using version 17 ESR of Thunderbird, you can use Mozilla Lightning version 1.9. In order to download the extension, please visit :</text:p>
      <text:p text:style-name="Standard"><text:a xlink:type="simple" xlink:href="https://addons.mozilla.org/en-US/thunderbird/addon/lightning/versions/?page=1#version-1.2.3">https://addons.mozilla.org/en-US/thunderbird/addon/lightning/versions/?page=1#version-1.</text:a>9</text:p>
      <text:p text:style-name="Standard">For Thunderbird 2 and 3.1, you need the <text:span text:style-name="Emphasis">Inverse Edition</text:span> of Mozilla Lightning. It provides back ported features, bug fixes and security fixes from the current development version of Mozilla Lightning. For Thunderbird 2, it is based on release version 0.9 of Lightning. For Thunderbird 3.1, it is based on 1.0b2.</text:p>
      <text:p text:style-name="Standard">In order to download and install Mozilla Lightning – Inverse Edition for Thunderbird 2 or 3.1, please visit :</text:p>
      <text:p text:style-name="Standard"><text:a xlink:type="simple" xlink:href="http://www.sogo.nu/downloads/frontends.html">http://www.sogo.nu/downloads/frontends.html</text:a></text:p>
      <text:h text:style-name="Heading_20_2" text:outline-level="2"><text:soft-page-break/>SOGo Connector and SOGo Integrator</text:h>
      <text:p text:style-name="Standard">The SOGo Connector and Integrator extensions are provided to perfect the integration of Mozilla Thunderbird 2, 3.1, 10 ESR and 17 ESR with the SOGo groupware solution.</text:p>
      <text:p text:style-name="Standard">First of all, the SOGo Connector extension transforms Thunderbird into a full DAV client for groupware servers such as SOGo, eGroupware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ogo.nu/downloads/frontends.html">http://www.sogo.nu/downloads/frontends.html</text:a></text:p>
      <text:p text:style-name="Standard">Prior to installing the SOGo Integrator extension, you should read the following chapter – <text:span text:style-name="T1">SOGo Integrator Customization</text:span>.</text:p>
      <text:h text:style-name="P15"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Code"/>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For example, one would replace :</text:p>
      <text:p text:style-name="Code">&lt;Seq about="http://inverse.ca/sogo-integrator/extensions" isi:updateURL="http://sogo-demo.inverse.ca/plugins/updates.php?plugin=%ITEM_ID%&amp;amp;version=%ITEM_VERSION%&amp;amp;platform=%PLATFORM%"&gt;<text:line-break/></text:p>
      <text:p text:style-name="Standard"><text:soft-page-break/>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text:span text:style-name="Code_20__28_inline_29_">x-webobjects-server-url</text:span> configuration setting from your HTTP server configuration file for SOGo, the value <text:span text:style-name="T2">must</text:span> match the one you specify in "isi:updateURL" – even the port number.</text:p>
      <text:p text:style-name="Standard">Moreover, you <text:span text:style-name="T2">must</text:span> change the value of <text:span text:style-name="T4">the </text:span><text:span text:style-name="Code_20__28_inline_29_">sogo-integrator.autocomplete.server.urlid</text:span> preference from <text:span text:style-name="Code_20__28_inline_29_">defaults/preferences/site.js</text:span> to match the identifier of your SOGoUserSources. This source will be used by Thunderbird for autocompletion.</text:p>
      <text:p text:style-name="Standard">Once you're done modifying the configuration file, save your changes and reconstruct the XPI file. </text:p>
      <text:p text:style-name="Standard">Now start Thunderbird and install your newly modified extension.</text:p>
      <text:h text:style-name="P15"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3">updates.php</text:span> script (found in the SOGo sources, under the <text:span text:style-name="T3">Scripts</text:span> directory, available through your HTTP server at the URL you've specified from the <text:span text:style-name="T3">extensions.rdf</text:span> file.</text:p>
      <text:p text:style-name="Standard">You must also adjust the <text:span text:style-name="T3">updateLink</text:span> section in the <text:span text:style-name="T3">updates.php</text:span> script. Per default, it points to Inverse's server :</text:p>
      <text:p text:style-name="P5">&lt;em:updateLink&gt;http://inverse.ca/downloads/extensions/&lt;?php echo $plugin["filename"] ?&gt;&lt;/em:updateLink&gt;</text:p>
      <text:p text:style-name="Standard">Please refer to your HTTP server documentation for this together with the installation and configuration of PHP.</text:p>
      <text:h text:style-name="Heading_20_2" text:outline-level="2">Configuration</text:h>
      <text:p text:style-name="Standard">To configure the SOGo update server, you need to modify the <text:span text:style-name="T3">updates.php</text:span> script directly.</text:p>
      <text:p text:style-name="Standard">Adding an extension to be pushed automatically by the update server require you to modify $plugins array from <text:span text:style-name="T3">updates.php</text:span><text:span text:style-name="T6"> and also adjust accordingly SOGo Integrator's </text:span><text:span text:style-name="T3">extensions.rdf</text:span><text:span text:style-name="T6"> file.</text:span></text:p>
      <text:p text:style-name="Standard"/>
      <text:p text:style-name="P11">For example, to automatically install SOGo Connector, SOGo Integrator and Lightning, you would have :</text:p>
      <text:p text:style-name="Code">$plugins </text:p>
      <text:p text:style-name="Code">= array( "sogo-connector@inverse.ca"</text:p>
      <text:p text:style-name="Code"><text:s text:c="9"/>=&gt; array( "application" =&gt; "thunderbird",</text:p>
      <text:p text:style-name="Code"><text:s text:c="19"/>"version" =&gt; "17.0.<text:span text:style-name="T7">2</text:span>",</text:p>
      <text:p text:style-name="Code"><text:s text:c="19"/>"filename" =&gt; "sogo-connector-17.0.<text:span text:style-name="T7">2</text:span>.xpi" ),</text:p>
      <text:p text:style-name="Code"><text:s text:c="9"/>"sogo-integrator@inverse.ca"</text:p>
      <text:p text:style-name="Code"><text:s text:c="9"/>=&gt; array( "application" =&gt; "thunderbird",</text:p>
      <text:p text:style-name="Code"><text:s text:c="19"/>"version" =&gt; "17.0.<text:span text:style-name="T7">2</text:span>",</text:p>
      <text:p text:style-name="Code"><text:s text:c="19"/>"filename" =&gt; "sogo-integrator-17.0.<text:span text:style-name="T7">2</text:span>-sogo-demo.xpi" ),</text:p>
      <text:p text:style-name="Code"><text:s text:c="9"/>"{e2fda1a4-762b-4020-b5ad-a41df1933103}"</text:p>
      <text:p text:style-name="Code"><text:s text:c="9"/>=&gt; array( "application" =&gt; "thunderbird",</text:p>
      <text:p text:style-name="Code"><text:s text:c="19"/>"version" =&gt; "1.9",</text:p>
      <text:p text:style-name="Code"><text:s text:c="19"/>"filename" =&gt; "lightning-1.9.xpi" ));</text:p>
      <text:p text:style-name="P6">The syntax is :</text:p>
      <text:p text:style-name="Code"><text:s text:c="9"/>“&lt;extension ID&gt;”</text:p>
      <text:p text:style-name="Code"><text:s text:c="9"/>=&gt; array( "application" =&gt; "thunderbird",</text:p>
      <text:p text:style-name="Code"><text:s text:c="19"/>"version" =&gt; "&lt;exact version found in the extension's install.rdf file&gt;",</text:p>
      <text:p text:style-name="Code"><text:s text:c="19"/>"filename" =&gt; "&lt;exact filename on the filesystem&gt;" )</text:p>
      <text:p text:style-name="Code"/>
      <text:p text:style-name="P6">The path of the filename, specified in the <text:span text:style-name="T4">"filename"</text:span> parameter, is relative to the location of the <text:span text:style-name="T3">updates.php </text:span>script. For extensions that are dependant on the architecture and operating system (Microsoft Windows, Apple Mac OS X, etc.), they can be placed in subdirectories relative again to the <text:span text:style-name="T3">updates.php </text:span>script (but the filename must be identical in all subdirectories). For exemple, for Mozilla Lightning, we could have :</text:p>
      <text:p text:style-name="Code">Darwin_x86-gcc3/lightning-1.9.xpi</text:p>
      <text:p text:style-name="Code">Linux_x86-gcc3/lightning-1.9.xpi</text:p>
      <text:p text:style-name="Code">Linux_x86_64-gcc3/lightning-1.9.xpi</text:p>
      <text:p text:style-name="Code">WINNT_x86-msvc/lightning-1.9.xpi<text:line-break/></text:p>
      <text:p text:style-name="P6">If you eventually want to disable an extension, that is, without removing it from your users' computers, you can specify “<text:span text:style-name="T3">disabled</text:span>” as the version number.</text:p>
      <text:p text:style-name="P6">Next is to modify the <text:span text:style-name="T3">extensions.rdf</text:span><text:span text:style-name="T5"> file. Again, to automatically install SOGo Connector, SOGo Integrator and Lightning, you would have :</text:span></text:p>
      <text:p text:style-name="Code"><text:span text:style-name="T5"><text:s/></text:span><text:span text:style-name="T4"><text:s text:c="3"/>&lt;li&gt;</text:span></text:p>
      <text:p text:style-name="Code"><text:s text:c="6"/>&lt;Description</text:p>
      <text:p text:style-name="Code"><text:s text:c="8"/>em:id="{e2fda1a4-762b-4020-b5ad-a41df1933103}"</text:p>
      <text:p text:style-name="Code"><text:s text:c="8"/>em:name="Lightning"/&gt;</text:p>
      <text:p text:style-name="Code"><text:s text:c="4"/>&lt;/li&gt;</text:p>
      <text:p text:style-name="Code"><text:s text:c="4"/>&lt;li&gt;</text:p>
      <text:p text:style-name="Code"><text:s text:c="6"/>&lt;Description</text:p>
      <text:p text:style-name="Code"><text:s text:c="8"/>em:id="sogo-integrator@inverse.ca"</text:p>
      <text:p text:style-name="Code"><text:s text:c="8"/>em:name="SOGo Integrator"/&gt;</text:p>
      <text:p text:style-name="Code"><text:s text:c="4"/>&lt;/li&gt;</text:p>
      <text:p text:style-name="Code"><text:s text:c="4"/>&lt;li&gt;</text:p>
      <text:p text:style-name="Code"><text:soft-page-break/><text:s text:c="6"/>&lt;Description</text:p>
      <text:p text:style-name="Code"><text:s text:c="8"/>em:id="sogo-connector@inverse.ca"</text:p>
      <text:p text:style-name="Code"><text:s text:c="8"/>em:name="SOGo Connector"/&gt;</text:p>
      <text:p text:style-name="Code"><text:s text:c="4"/>&lt;/li&gt;</text:p>
      <text:p text:style-name="Code"/>
      <text:p text:style-name="P6">Using SOGo Integrator, you can also push user-settings for any part of Thunderbird or its extensions. There are two kind of user-settings push :</text:p>
      <text:p text:style-name="List">❏<text:tab/>Settings that are pushed during the initial configuration of Thunderbird</text:p>
      <text:p text:style-name="P10">❏<text:tab/>Settings that are pushed upon every restart (ie., forced) of Thunderbird</text:p>
      <text:p text:style-name="P10"/>
      <text:p text:style-name="Standard">Settings that pushed are pushed during initial configuration are controlled by the <text:span text:style-name="T3">./defaults/preferences/site.js</text:span> file from SOGo Integrator. Here is an example :</text:p>
      <text:p text:style-name="Code">pref("calendar.alarms.showmissed", false);</text:p>
      <text:p text:style-name="Code">pref("calendar.caldav.sched.enabled", true);</text:p>
      <text:p text:style-name="Code"/>
      <text:p text:style-name="P6">Preferences that are forced upon every restart of Thunderbird are controlled from the <text:span text:style-name="T3">./chrome/content/general/custom-preferences.js</text:span> configuration file. Here is an example :</text:p>
      <text:p text:style-name="Code">force_int_pref("changequote.replyformat.format", 0);</text:p>
      <text:p text:style-name="Code">force_bool_pref("changequote.headers.withcc", true);</text:p>
      <text:h text:style-name="P15"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style:contextual-spacing="false"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100%" fo:margin-left="3cm" fo:margin-right="0cm" fo:margin-top="0cm" fo:margin-bottom="0cm" style:contextual-spacing="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style:contextual-spacing="false"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4cm" fo:margin-bottom="0.199cm" style:contextual-spacing="false"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100%"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100%" fo:margin-left="2.999cm" fo:margin-right="0cm" fo:margin-top="0cm" fo:margin-bottom="0cm" style:contextual-spacing="false"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9-2012 Inverse inc.<text:tab/><text:chapter text:display="name" text:outline-level="1">Commercial Support and Contact Inform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932b512-69e3009-7a10e5c-fc86223-a55908</meta:generator>
    <meta:creation-date>2008-10-24T09:42:32</meta:creation-date>
    <meta:editing-cycles>150</meta:editing-cycles>
    <meta:editing-duration>P1DT2H34M</meta:editing-duration>
    <dc:date>2012-12-06T09:33:24</dc:date>
    <meta:document-statistic meta:table-count="0" meta:image-count="2" meta:object-count="0" meta:page-count="14" meta:paragraph-count="159" meta:word-count="1741" meta:character-count="12865" meta:non-whitespace-character-count="10899"/>
    <meta:user-defined meta:name="Info 1"/>
    <meta:user-defined meta:name="Info 2"/>
    <meta:user-defined meta:name="Info 3"/>
    <meta:user-defined meta:name="Info 4"/>
  </office:meta>
</office:document-meta>
</file>